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1" style:family="table-row">
      <style:table-row-properties style:min-row-height="0.503cm"/>
    </style:style>
    <style:style style:name="Tableau2.A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7.495cm"/>
    </style:style>
    <style:style style:name="Tableau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7.49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1" style:family="table-row">
      <style:table-row-properties style:min-row-height="0.503cm"/>
    </style:style>
    <style:style style:name="Tableau3.A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7.495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2" style:family="paragraph" style:parent-style-name="Standard">
      <style:text-properties officeooo:paragraph-rsid="0077a2f0"/>
    </style:style>
    <style:style style:name="P3" style:family="paragraph" style:parent-style-name="Table_20_Contents">
      <style:text-properties style:font-name="Calibri" fo:font-size="14pt" officeooo:rsid="005758c9" officeooo:paragraph-rsid="0077a2f0" style:font-size-asian="14pt" style:font-size-complex="14pt"/>
    </style:style>
    <style:style style:name="P4" style:family="paragraph" style:parent-style-name="Table_20_Contents">
      <style:text-properties style:font-name="Calibri" fo:font-size="12pt" officeooo:rsid="005a8e2d" officeooo:paragraph-rsid="0077a2f0" style:font-size-asian="12pt" style:font-size-complex="12pt"/>
    </style:style>
    <style:style style:name="P5" style:family="paragraph" style:parent-style-name="Table_20_Contents">
      <style:text-properties fo:font-size="12pt" officeooo:paragraph-rsid="0077a2f0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77a2f0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style:font-name="Calibri" officeooo:rsid="005758c9"/>
    </style:style>
    <style:style style:name="T6" style:family="text">
      <style:text-properties style:font-name="Calibri" officeooo:rsid="0058d45f"/>
    </style:style>
    <style:style style:name="T7" style:family="text">
      <style:text-properties style:font-name="Calibri" officeooo:rsid="005a8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2" table:style-name="Tableau2">
        <table:table-column table:style-name="Tableau2.A"/>
        <table:table-header-rows>
          <table:table-row table:style-name="Tableau2.1">
            <table:table-cell table:style-name="Tableau2.A1" office:value-type="string">
              <text:p text:style-name="P3">Exercice 4 : Schématise un circuit qui réponde au cahier des charges suivant :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5"><text:span text:style-name="T5">T</text:span><text:span text:style-name="T6">u disposes de 3 lampes, 2 interrupteur </text:span><text:span text:style-name="T7">et des fils.</text:span></text:p>
            <text:p text:style-name="P4">Quand le premier interrupteur est ouvert, aucun dipôle ne fonctionne.</text:p>
            <text:p text:style-name="P4">Quand le deuxième interrupteur est ouvert, deux lampes sont allumées, la troisième est éteinte.</text:p>
          </table:table-cell>
        </table:table-row>
      </table:table>
      <text:p text:style-name="P6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P3">Exercice 4 : Schématise un circuit qui réponde au cahier des charges suivant :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5"><text:span text:style-name="T5">T</text:span><text:span text:style-name="T6">u disposes de 3 lampes, 2 interrupteur </text:span><text:span text:style-name="T7">et des fils.</text:span></text:p>
            <text:p text:style-name="P4">Quand le premier interrupteur est ouvert, aucun dipôle ne fonctionne.</text:p>
            <text:p text:style-name="P4">Quand le deuxième interrupteur est ouvert, deux lampes sont allumées, la troisième est éteinte.</text:p>
          </table:table-cell>
        </table:table-row>
      </table:table>
      <text:p text:style-name="P6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3">Exercice 4 : Schématise un circuit qui réponde au cahier des charges suivant :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5"><text:span text:style-name="T5">T</text:span><text:span text:style-name="T6">u disposes de 3 lampes, 2 interrupteur </text:span><text:span text:style-name="T7">et des fils.</text:span></text:p>
            <text:p text:style-name="P4">Quand le premier interrupteur est ouvert, aucun dipôle ne fonctionne.</text:p>
            <text:p text:style-name="P4">Quand le deuxième interrupteur est ouvert, deux lampes sont allumées, la troisième est éteint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4S</meta:editing-duration>
    <meta:editing-cycles>2</meta:editing-cycles>
    <meta:generator>LibreOffice/7.0.3.1$Linux_X86_64 LibreOffice_project/00$Build-1</meta:generator>
    <meta:creation-date>2020-11-26T22:51:00.784757753</meta:creation-date>
    <meta:initial-creator>J Cercy</meta:initial-creator>
    <dc:date>2020-11-26T22:51:44.075161859</dc:date>
    <dc:creator>J Cercy</dc:creator>
    <meta:document-statistic meta:table-count="3" meta:image-count="0" meta:object-count="0" meta:page-count="1" meta:paragraph-count="15" meta:word-count="156" meta:character-count="972" meta:non-whitespace-character-count="831"/>
  </office:meta>
</office:document-meta>
</file>